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ilroy-Bold" svg:font-family="Gilroy-Bold, Helvetica, sans-serif"/>
    <style:font-face style:name="Gilroy-SemiBold" svg:font-family="Gilroy-SemiBold, Helvetica, sans-serif"/>
    <style:font-face style:name="Helvetica" svg:font-family="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color="#292929" style:font-name="Gilroy-Bold" fo:font-size="18pt" fo:font-weight="bold" officeooo:rsid="0014c08e" officeooo:paragraph-rsid="0014c08e" style:font-weight-asian="bold" style:font-weight-complex="bold"/>
    </style:style>
    <style:style style:name="P2" style:family="paragraph" style:parent-style-name="Heading_20_3">
      <style:paragraph-properties fo:margin-top="0.529cm" fo:margin-bottom="0.265cm" loext:contextual-spacing="false" fo:line-height="110%" fo:text-align="start" style:justify-single-word="false"/>
      <style:text-properties fo:color="#292929" style:font-name="Gilroy-Bold" fo:font-size="15.75pt" fo:font-weight="bold"/>
    </style:style>
    <style:style style:name="P3" style:family="paragraph" style:parent-style-name="Heading_20_4">
      <style:paragraph-properties fo:margin-top="0.265cm" fo:margin-bottom="0.265cm" loext:contextual-spacing="false" fo:line-height="106%" fo:text-align="start" style:justify-single-word="false"/>
      <style:text-properties fo:color="#292929" style:font-name="Gilroy-SemiBold" fo:font-size="13.5pt" fo:font-weight="bold"/>
    </style:style>
    <style:style style:name="P4" style:family="paragraph" style:parent-style-name="Heading_20_5">
      <style:paragraph-properties fo:margin-top="0.265cm" fo:margin-bottom="0.265cm" loext:contextual-spacing="false" fo:line-height="107%" fo:text-align="start" style:justify-single-word="false"/>
      <style:text-properties fo:color="#292929" style:font-name="Gilroy-SemiBold" fo:font-size="11.25pt" fo:font-weight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4c08e" officeooo:paragraph-rsid="0014c08e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line-height="157%" fo:text-align="start" style:justify-single-word="false" fo:text-indent="0cm" style:auto-text-indent="false"/>
      <style:text-properties fo:color="#292929" style:font-name="Helvetica" fo:font-size="10.5pt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line-height="157%" fo:text-align="start" style:justify-single-word="false" fo:text-indent="0cm" style:auto-text-indent="false"/>
    </style:style>
    <style:style style:name="P8" style:family="paragraph" style:parent-style-name="Text_20_body" style:list-style-name="L1">
      <style:paragraph-properties fo:margin-top="0cm" fo:margin-bottom="0.265cm" loext:contextual-spacing="false"/>
    </style:style>
    <style:style style:name="P9" style:family="paragraph" style:parent-style-name="Text_20_body" style:list-style-name="L2">
      <style:paragraph-properties fo:margin-top="0cm" fo:margin-bottom="0.265cm" loext:contextual-spacing="false"/>
    </style:style>
    <style:style style:name="P10" style:family="paragraph" style:parent-style-name="Text_20_body" style:list-style-name="L3">
      <style:paragraph-properties fo:margin-top="0cm" fo:margin-bottom="0.265cm" loext:contextual-spacing="false"/>
    </style:style>
    <style:style style:name="P11" style:family="paragraph" style:parent-style-name="Text_20_body" style:list-style-name="L4">
      <style:paragraph-properties fo:margin-top="0cm" fo:margin-bottom="0.265cm" loext:contextual-spacing="false"/>
    </style:style>
    <style:style style:name="P12" style:family="paragraph">
      <style:paragraph-properties fo:text-align="start"/>
      <style:text-properties fo:font-family="inherit"/>
    </style:style>
    <style:style style:name="T1" style:family="text">
      <style:text-properties fo:color="#337ab7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color="#337ab7" style:text-line-through-style="none" style:text-line-through-type="none" style:text-underline-style="none" fo:font-weight="bold" style:text-blinking="false" fo:background-color="transparent" loext:char-shading-value="0"/>
    </style:style>
    <style:style style:name="T3" style:family="text">
      <style:text-properties fo:font-weight="bold"/>
    </style:style>
    <style:style style:name="T4" style:family="text">
      <style:text-properties fo:color="#292929" style:font-name="Helvetica" fo:font-size="10.5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fo:margin-top="0.106cm" fo:margin-bottom="0cm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xpcorp.gama.academy/aluno/assignments/desafio-number-1-banco-de-curriculos" xlink:type="simple">
          <form:properties>
            <form:property form:property-name="PropertyChangeNotificationEnabled" office:value-type="boolean" office:boolean-value="true"/>
          </form:properties>
          <form:checkbox form:control-implementation="ooo:com.sun.star.form.component.CheckBox" xml:id="control1" form:id="control1" form:disabled="true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" form:id="control2" form:disabled="true" form:value="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o Gama Academy Cadastro de Currículos</text:p>
      <text:p text:style-name="P5"/>
      <text:h text:style-name="P1" text:outline-level="2">Desafio #1: Banco de Currículos</text:h>
      <text:p text:style-name="Horizontal_20_Line"/>
      <text:p text:style-name="P6">Olá, olá!</text:p>
      <text:p text:style-name="P6">Todo mundo pronto para colocar a mão na massa? :)</text:p>
      <text:p text:style-name="P6">Então vamos lá!</text:p>
      <text:p text:style-name="P6">A empresa JobsNET especialista em recrutamento e seleção de profissionais nas mais diversas áreas solicitou para a nossa fábrica de software desenvolver uma página para atração de profissionais para conectar as oportunidades de emprego.</text:p>
      <text:h text:style-name="P2" text:outline-level="3">Frontend</text:h>
      <text:h text:style-name="P4" text:outline-level="5">Fase 1 - Criação da Página</text:h>
      <text:list xml:id="list906127589" text:style-name="L1">
        <text:list-item>
          <text:p text:style-name="P8">Apresentar a estrutura do projeto no github;</text:p>
        </text:list-item>
        <text:list-item>
          <text:p text:style-name="P8">Landing page com formulário para preenchimento de candidatura. (Referencia formulário - <text:a xlink:type="simple" xlink:href="https://drive.google.com/file/d/1S3Y6otnW2tQLsX1aSgXL5bZuzPbt4rWS/view?usp=sharing" office:target-frame-name="_blank" xlink:show="new" text:style-name="Internet_20_link" text:visited-style-name="Visited_20_Internet_20_Link"><text:span text:style-name="T1">link</text:span></text:a>)</text:p>
        </text:list-item>
        <text:list-item>
          <text:p text:style-name="P8">Não existe uma regra para o layout da página, use a imaginação com todos os conhecimentos adquiridos no front-end</text:p>
        </text:list-item>
        <text:list-item>
          <text:p text:style-name="P8">Indicamos o Netlify para hospedar sua pagina gratuitamente.</text:p>
        </text:list-item>
      </text:list>
      <text:p text:style-name="P7"/>
      <text:h text:style-name="P2" text:outline-level="3">Backend</text:h>
      <text:h text:style-name="P3" text:outline-level="4">Domínio - Modelagem de Dados</text:h>
      <text:list xml:id="list1845487508" text:style-name="L2">
        <text:list-item>
          <text:p text:style-name="P9"><draw:control text:anchor-type="as-char" draw:z-index="0" draw:name="Shape1" draw:style-name="gr1" draw:text-style-name="P12" svg:width="0.345cm" svg:height="0.345cm" draw:control="control1"/> Cadastro de candidatos com os campos: Id, Nome, Data Nascimento, Endereço {cep, logradouro, numero, bairro, cidade e estado}, Telefone, Email e Profissão e demais campos mencionados na imagem de ilustração de formulário de candidatos.</text:p>
        </text:list-item>
        <text:list-item>
          <text:p text:style-name="P9"><draw:control text:anchor-type="as-char" draw:z-index="1" draw:name="Shape2" draw:style-name="gr1" draw:text-style-name="P12" svg:width="0.345cm" svg:height="0.345cm" draw:control="control2"/> Para a conclusão do cadastro, consultar o seu endereço pelo CEP informado (Consultar a API VIA Cep) <text:span text:style-name="Strong_20_Emphasis"><text:span text:style-name="T3">NOTA: O sistema deverá utilizar de algum client API para buscar um endereço do serviço via cep conforme link: </text:span></text:span><text:a xlink:type="simple" xlink:href="https://viacep.com.br/ws/%7BSEU_CEP%7D/json/" text:style-name="Internet_20_link" text:visited-style-name="Visited_20_Internet_20_Link"><text:span text:style-name="Strong_20_Emphasis"><text:span text:style-name="T2">https://viacep.com.br/ws/{SEU_CEP}/json/</text:span></text:span></text:a></text:p>
        </text:list-item>
      </text:list>
      <text:h text:style-name="P3" text:outline-level="4">Regra de Negócio</text:h>
      <text:list xml:id="list1351758259" text:style-name="L3">
        <text:list-item>
          <text:p text:style-name="P10">Não pode haver 2 cadastros de candidatos com o mesmo cpf</text:p>
        </text:list-item>
        <text:list-item>
          <text:p text:style-name="P10"><text:soft-page-break/>Todo candidato precisará preencher os campos: CPF, Nome, Data Nascimento, Cep, Logradouro, Número, Bairro, Cidade, Email, Profissão e Celular</text:p>
        </text:list-item>
      </text:list>
      <text:h text:style-name="P3" text:outline-level="4">Integração entre a Página de Formulário e o Back-end</text:h>
      <text:list xml:id="list2486047721" text:style-name="L4">
        <text:list-item>
          <text:p text:style-name="P11">Disponibilizar uma API Rest com a funcionalidade de cadastro de candidatos armazenando em um banco de dados.</text:p>
        </text:list-item>
        <text:list-item>
          <text:p text:style-name="P11">Disponibilizar a documentação dos recursos Web Services REST - Uso do Swagger.</text:p>
        </text:list-item>
      </text:list>
      <text:p text:style-name="P7"><text:span text:style-name="T4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ilroy-Bold" svg:font-family="Gilroy-Bold, Helvetica, sans-serif"/>
    <style:font-face style:name="Gilroy-SemiBold" svg:font-family="Gilroy-SemiBold, Helvetica, sans-serif"/>
    <style:font-face style:name="Helvetica" svg:font-family="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3:18:31.696060758</meta:creation-date>
    <dc:date>2021-08-14T13:19:53.504073507</dc:date>
    <meta:editing-duration>PT1M24S</meta:editing-duration>
    <meta:editing-cycles>1</meta:editing-cycles>
    <meta:document-statistic meta:table-count="0" meta:image-count="0" meta:object-count="0" meta:page-count="2" meta:paragraph-count="23" meta:word-count="271" meta:character-count="1717" meta:non-whitespace-character-count="1475"/>
    <meta:generator>LibreOffice/6.4.7.2$Linux_X86_64 LibreOffice_project/40$Build-2</meta:generator>
  </office:meta>
</office:document-meta>
</file>